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cm"/>
    </style:style>
    <style:style style:name="co2" style:family="table-column">
      <style:table-column-properties fo:break-before="auto" style:column-width="14.046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_2" table:style-name="ta1">
        <table:shapes>
          <draw:frame draw:z-index="0" draw:style-name="gr1" svg:width="18.71cm" svg:height="11.293cm" svg:x="14.573cm" svg:y="0.1cm">
            <draw:object draw:notify-on-update-of-ranges="Feuille1_2.B1:Feuille1_2.B1 Feuille1_2.B2:Feuille1_2.B15 Feuille1_2.C1:Feuille1_2.C1 Feuille1_2.C2:Feuille1_2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Commande</text:p>
          </table:table-cell>
          <table:table-cell office:value-type="string">
            <text:p>#occurrences</text:p>
          </table:table-cell>
        </table:table-row>
        <table:table-row table:style-name="ro2">
          <table:table-cell/>
          <table:table-cell office:value-type="string">
            <text:p>git stash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diverses (clean, clone, init...)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git checkout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office:value-type="string">
            <text:p>git fetch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git rebase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office:value-type="string">
            <text:p>git commit –amend [-a]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office:value-type="string">
            <text:p>git add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git diff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office:value-type="string">
            <text:p>git reset --hard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git log</text:p>
          </table:table-cell>
          <table:table-cell office:value-type="float" office:value="21">
            <text:p>21</text:p>
          </table:table-cell>
        </table:table-row>
        <table:table-row table:style-name="ro2">
          <table:table-cell/>
          <table:table-cell office:value-type="string">
            <text:p>git push</text:p>
          </table:table-cell>
          <table:table-cell office:value-type="float" office:value="23">
            <text:p>23</text:p>
          </table:table-cell>
        </table:table-row>
        <table:table-row table:style-name="ro2">
          <table:table-cell/>
          <table:table-cell office:value-type="string">
            <text:p>git pull --rebase</text:p>
          </table:table-cell>
          <table:table-cell office:value-type="float" office:value="29">
            <text:p>29</text:p>
          </table:table-cell>
        </table:table-row>
        <table:table-row table:style-name="ro2">
          <table:table-cell/>
          <table:table-cell office:value-type="string">
            <text:p>git status</text:p>
          </table:table-cell>
          <table:table-cell office:value-type="float" office:value="41">
            <text:p>41</text:p>
          </table:table-cell>
        </table:table-row>
        <table:table-row table:style-name="ro2">
          <table:table-cell/>
          <table:table-cell office:value-type="string">
            <text:p>git commit</text:p>
          </table:table-cell>
          <table:table-cell office:value-type="float" office:value="47">
            <text:p>47</text:p>
          </table:table-cell>
        </table:table-row>
      </table:table>
      <table:table table:name="Feuille1" table:style-name="ta1">
        <table:table-column table:style-name="co4" table:default-cell-style-name="Default"/>
        <table:table-row table:style-name="ro3">
          <table:table-cell/>
        </table:table-row>
        <table:table-row table:style-name="ro4">
          <table:table-cell/>
        </table:table-row>
        <table:table-row table:style-name="ro3" table:number-rows-repeated="48">
          <table:table-cell/>
        </table:table-row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_2.B1:Feuille1_2.C1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0/00/0000</text:date>, <text:time style:data-style-name="N2" text:time-value="0000-00-00T20:59:28.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22:27:52</meta:creation-date>
    <dc:date>2013-02-20T21:22:46.89</dc:date>
    <meta:editing-duration>PT10M47S</meta:editing-duration>
    <meta:editing-cycles>3</meta:editing-cycles>
    <meta:generator>LibreOffice/3.6$Windows_x86 LibreOffice_project/5b93205-6e6b3fc-7830f6d-c08ad66-1d9bf4</meta:generator>
    <meta:document-statistic meta:table-count="2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olid-type="cylinder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11cm" svg:height="11.294cm" xlink:href=".." xlink:type="simple" chart:class="chart:bar" chart:style-name="ch1">
        <chart:plot-area chart:style-name="ch2" table:cell-range-address="Feuille1_2.B1:Feuille1_2.C15" chart:data-source-has-labels="both" svg:x="0.824cm" svg:y="0.81cm" svg:width="17.139cm" svg:height="9.83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5.539cm" svg:y="0.81cm" svg:width="12.351cm" svg:height="9.16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Feuille1_2.B2:Feuille1_2.B15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Feuille1_2.C2:Feuille1_2.C15" chart:label-cell-address="Feuille1_2.C1:Feuille1_2.C1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occurrences</text:p>
                <draw:g>
                  <svg:desc>Feuille1_2.C1:Feuille1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it stash</text:p>
                <draw:g>
                  <svg:desc>Feuille1_2.B2:Feuille1_2.B15</svg:desc>
                </draw:g>
              </table:table-cell>
              <table:table-cell office:value-type="float" office:value="7">
                <text:p>7</text:p>
                <draw:g>
                  <svg:desc>Feuille1_2.C2:Feuille1_2.C15</svg:desc>
                </draw:g>
              </table:table-cell>
            </table:table-row>
            <table:table-row>
              <table:table-cell office:value-type="string">
                <text:p>diverses (clean, clone, init...)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it checkout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git fetch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it rebas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git commit –amend [-a]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git add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git diff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it reset --hard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git log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git push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git pull --rebase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git status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git commit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